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175d6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4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5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38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4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24a2f7" style:font-name-complex="Droid Sans"/>
    </style:style>
    <style:style style:name="T14" style:family="text">
      <style:text-properties style:font-name="Droid Sans" officeooo:rsid="001fd34e" style:font-name-complex="Droid Sans"/>
    </style:style>
    <style:style style:name="T15" style:family="text">
      <style:text-properties style:font-name="Droid Sans" officeooo:rsid="00277e4b" style:font-name-complex="Droid Sans"/>
    </style:style>
    <style:style style:name="T16" style:family="text">
      <style:text-properties style:font-name="Droid Sans" officeooo:rsid="004f3c1c" style:font-name-complex="Droid Sans"/>
    </style:style>
    <style:style style:name="T17" style:family="text">
      <style:text-properties style:font-name="Droid Sans" officeooo:rsid="00277e4b"/>
    </style:style>
    <style:style style:name="T18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style:font-size-asian="14pt" style:font-size-complex="14pt"/>
    </style:style>
    <style:style style:name="T34" style:family="text">
      <style:text-properties style:font-name="Droid Sans" fo:font-size="14pt" officeooo:rsid="0033fe79" style:font-size-asian="14pt" style:font-size-complex="14pt"/>
    </style:style>
    <style:style style:name="T35" style:family="text">
      <style:text-properties style:font-name="Droid Sans" officeooo:rsid="0054a007"/>
    </style:style>
    <style:style style:name="T36" style:family="text">
      <style:text-properties style:font-name="Droid Sans" officeooo:rsid="005579d7"/>
    </style:style>
    <style:style style:name="T37" style:family="text">
      <style:text-properties officeooo:rsid="00057071"/>
    </style:style>
    <style:style style:name="T38" style:family="text">
      <style:text-properties officeooo:rsid="00090694"/>
    </style:style>
    <style:style style:name="T39" style:family="text">
      <style:text-properties officeooo:rsid="001071db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style:style style:name="T45" style:family="text">
      <style:text-properties officeooo:rsid="003ff0ee"/>
    </style:style>
    <style:style style:name="T46" style:family="text">
      <style:text-properties officeooo:rsid="00462138"/>
    </style:style>
    <style:style style:name="T47" style:family="text">
      <style:text-properties officeooo:rsid="004796d1"/>
    </style:style>
    <style:style style:name="T48" style:family="text">
      <style:text-properties officeooo:rsid="004cddbe"/>
    </style:style>
    <style:style style:name="T49" style:family="text">
      <style:text-properties officeooo:rsid="004b520c"/>
    </style:style>
    <style:style style:name="T50" style:family="text">
      <style:text-properties officeooo:rsid="004f3c1c"/>
    </style:style>
    <style:style style:name="T51" style:family="text">
      <style:text-properties officeooo:rsid="004fbf97"/>
    </style:style>
    <style:style style:name="T52" style:family="text">
      <style:text-properties officeooo:rsid="00516df3"/>
    </style:style>
    <style:style style:name="T53" style:family="text">
      <style:text-properties officeooo:rsid="0052cd68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486356" style:font-size-asian="14pt" style:font-size-complex="14pt"/>
    </style:style>
    <style:style style:name="T56" style:family="text">
      <style:text-properties officeooo:rsid="005579d7"/>
    </style:style>
    <style:style style:name="T57" style:family="text">
      <style:text-properties officeooo:rsid="006468e1"/>
    </style:style>
    <style:style style:name="T58" style:family="text">
      <style:text-properties officeooo:rsid="006cd3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9"><text:span text:style-name="T57">Junior </text:span>Software Engineer (Backend - Frontend)</text:p>
      <text:p text:style-name="P7"/>
      <text:p text:style-name="P14"><text:span text:style-name="T6">Portfolio</text:span><text:span text:style-name="T9">: </text:span><text:span text:style-name="T10">m-shrief.tech</text:span></text:p>
      <text:p text:style-name="P14"><text:span text:style-name="T6">Mail</text:span><text:span text:style-name="T9">: m</text:span><text:span text:style-name="T11">.</text:span><text:span text:style-name="T9">shrief.dev@proton.me</text:span></text:p>
      <text:p text:style-name="P11"><text:span text:style-name="T1">GitHub</text:span>: github.com/m-shrief</text:p>
      <text:p text:style-name="P12"><text:span text:style-name="T1">Phone</text:span>: +201025331595</text:p>
      <text:p text:style-name="P2"><draw:line text:anchor-type="paragraph" draw:z-index="2" draw:name="Horizontal line 2" draw:style-name="gr1" draw:text-style-name="P43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7">JavaScript and TypeScript </text:p>
        </text:list-item>
        <text:list-item>
          <text:p text:style-name="P19">Nodejs and Express.js</text:p>
        </text:list-item>
        <text:list-item>
          <text:p text:style-name="P17">Postgres, MongoDB <text:span text:style-name="T38">and Redis</text:span></text:p>
        </text:list-item>
        <text:list-item>
          <text:p text:style-name="P20">HTML, CSS and SCSS</text:p>
        </text:list-item>
        <text:list-item>
          <text:p text:style-name="P18">Vuejs <text:span text:style-name="T48">and its</text:span>’ <text:span text:style-name="T4">ecosystem</text:span> <text:span text:style-name="T4">(</text:span><text:span text:style-name="T48">like </text:span>Pinia <text:span text:style-name="T53">and</text:span> <text:span text:style-name="T52">V</text:span>ue<text:span text:style-name="T52">R</text:span>outer<text:span text:style-name="T4">)</text:span></text:p>
        </text:list-item>
        <text:list-item>
          <text:p text:style-name="P21"><text:span text:style-name="T48">Vite, </text:span><text:span text:style-name="T49">Vitest and Cypress</text:span></text:p>
        </text:list-item>
        <text:list-item>
          <text:p text:style-name="P21">Astro</text:p>
        </text:list-item>
      </text:list>
      <text:p text:style-name="P2"><draw:line text:anchor-type="paragraph" draw:z-index="1" draw:name="Horizontal line 3" draw:style-name="gr1" draw:text-style-name="P43" svg:x1="-0.2591in" svg:y1="0.1272in" svg:x2="7.1071in" svg:y2="0.1035in"><text:p/></draw:line></text:p>
      <text:p text:style-name="P6">Projects</text:p>
      <text:p text:style-name="P6"/>
      <text:p text:style-name="P8">“Adeeb أديب” (personal project<text:span text:style-name="T39">)</text:span>:</text:p>
      <text:p text:style-name="P10"><text:tab/>It's concerned with Arabic literature. It assumes a business model <text:span text:style-name="T37">that enable customers to order a print of Arabic literature in specific customization, and follow up the process. It provides better experience for partners to make bulk orders fast and easy.</text:span></text:p>
      <text:p text:style-name="P13"><text:span text:style-name="T7"/></text:p>
      <text:p text:style-name="P13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7"><text:span text:style-name="T25">“Adeeb أديب ” </text:span><text:span text:style-name="T26">SSR with </text:span><text:span text:style-name="T27">a </text:span><text:span text:style-name="T29">Node </text:span><text:span text:style-name="T26">REST API <text:line-break/></text:span><text:span text:style-name="T18">(</text:span><text:a xlink:type="simple" xlink:href="https://adeeb.m-shrief.tech/" text:style-name="Internet_20_link" text:visited-style-name="Visited_20_Internet_20_Link"><text:span text:style-name="T19">Live demo</text:span></text:a><text:span text:style-name="T28">- </text:span><text:a xlink:type="simple" xlink:href="https://github.com/M-Shrief/Adeeb_Astro_SSR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_Postgre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</text:list-item>
      </text:list>
      <text:list text:style-name="L3">
        <text:list-item>
          <text:list>
            <text:list-item>
              <text:p text:style-name="P22">Tech stack:</text:p>
              <text:list>
                <text:list-item>
                  <text:p text:style-name="P23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3">Astro <text:span text:style-name="T40">and </text:span>Vuejs</text:p>
                </text:list-item>
                <text:list-item>
                  <text:p text:style-name="P39"><text:span text:style-name="T12">Nodejs </text:span><text:span text:style-name="T13">and </text:span><text:span text:style-name="T12">Express.js</text:span></text:p>
                </text:list-item>
                <text:list-item>
                  <text:p text:style-name="P39"><text:span text:style-name="T12">Postgres </text:span><text:span text:style-name="T15">and </text:span><text:span text:style-name="T13">TypeORM </text:span><text:span text:style-name="T15">with </text:span><text:span text:style-name="T14">Redis</text:span></text:p>
                </text:list-item>
              </text:list>
            </text:list-item>
            <text:list-item>
              <text:p text:style-name="P41"><text:span text:style-name="T14">C</text:span><text:span text:style-name="T12">haracteristics: </text:span></text:p>
              <text:list>
                <text:list-item>
                  <text:p text:style-name="P36"><text:span text:style-name="T54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4">google’s lighthouse</text:span></text:a><text:span text:style-name="T54">, </text:span><text:span text:style-name="T55">and </text:span><text:a xlink:type="simple" xlink:href="https://pagespeed.web.dev/analysis/https-adeeb-m-shrief-tech/bqwyq28oyq?form_factor=mobile" text:style-name="Internet_20_link" text:visited-style-name="Visited_20_Internet_20_Link"><text:span text:style-name="T55">PageSpeed insights</text:span></text:a><text:span text:style-name="T54">.</text:span></text:p>
                </text:list-item>
                <text:list-item>
                  <text:p text:style-name="P25">JWT authentication and authorization.</text:p>
                </text:list-item>
                <text:list-item>
                  <text:p text:style-name="P41"><text:span text:style-name="T5">Data validation </text:span><text:span text:style-name="T17">with </text:span><text:span text:style-name="T35">V</text:span><text:span text:style-name="T17">ee-</text:span><text:span text:style-name="T35">V</text:span><text:span text:style-name="T17">alidate and Yup.</text:span></text:p>
                </text:list-item>
                <text:list-item>
                  <text:p text:style-name="P32">Dark/Light Theme.</text:p>
                </text:list-item>
                <text:list-item>
                  <text:p text:style-name="P27"><text:span text:style-name="T58">Regression and </text:span><text:span text:style-name="T47">C</text:span><text:span text:style-name="T46">omponent testing </text:span><text:span text:style-name="T56">with Vitest</text:span>.</text:p>
                </text:list-item>
                <text:list-item>
                  <text:p text:style-name="P28"><text:soft-page-break/><text:span text:style-name="T51">Sentry for monitoring </text:span><text:span text:style-name="T56">errors and performance</text:span><text:span text:style-name="T51">, and u</text:span>sing PM2 for process management.</text:p>
                </text:list-item>
                <text:list-item>
                  <text:p text:style-name="P31">Github actions for testing</text:p>
                </text:list-item>
              </text:list>
            </text:list-item>
            <text:list-item>
              <text:p text:style-name="P15"><text:span text:style-name="T43">Deploy</text:span><text:span text:style-name="T44">ment</text:span><text:span text:style-name="T43">:</text:span></text:p>
              <text:list>
                <text:list-item>
                  <text:p text:style-name="P15">Frontend deployed on Digital ocean server, on Ubuntu, with Astro's node adapter and Nginx and PM2.</text:p>
                </text:list-item>
                <text:list-item>
                  <text:p text:style-name="P15">Backend deployed on Digital ocean server, on Ubuntu, with Nginx and PM2, <text:span text:style-name="T45">databases (Postgres and Redis) </text:span>managed <text:span text:style-name="T45">on the same server</text:span>.</text:p>
                </text:list-item>
                <text:list-item>
                  <text:p text:style-name="P16"><text:span text:style-name="T34">M</text:span><text:span text:style-name="T33">anag</text:span><text:span text:style-name="T34">ing</text:span><text:span text:style-name="T33"> Domains, DNS, SSL, CDNs and on </text:span><text:span text:style-name="T34">with CloudFlare</text:span><text:span text:style-name="T33">.</text:span></text:p>
                </text:list-item>
              </text:list>
            </text:list-item>
          </text:list>
        </text:list-item>
        <text:list-item>
          <text:p text:style-name="P16"><text:span text:style-name="T25">“Adeeb أديب ” SPA <text:s/>with </text:span><text:span text:style-name="T27">a </text:span><text:span text:style-name="T29">Node </text:span><text:span text:style-name="T25">REST API <text:line-break/></text:span><text:span text:style-name="T32">(</text:span><text:a xlink:type="simple" xlink:href="https://github.com/M-Shrief/Adeeb_Vue_TS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  <text:list>
            <text:list-item>
              <text:p text:style-name="P24">Tech stack:</text:p>
              <text:list>
                <text:list-item>
                  <text:p text:style-name="P24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4">Vuejs, <text:span text:style-name="T50">Pinia and VueRouter</text:span></text:p>
                </text:list-item>
                <text:list-item>
                  <text:p text:style-name="P40"><text:span text:style-name="T12">Nodejs </text:span><text:span text:style-name="T13">and </text:span><text:span text:style-name="T12">Express.js</text:span></text:p>
                </text:list-item>
                <text:list-item>
                  <text:p text:style-name="P40"><text:span text:style-name="T16">MongoDB and </text:span><text:span text:style-name="T14">Redis</text:span></text:p>
                </text:list-item>
              </text:list>
            </text:list-item>
            <text:list-item>
              <text:p text:style-name="P42"><text:span text:style-name="T14">C</text:span><text:span text:style-name="T12">haracteristics: </text:span></text:p>
              <text:list>
                <text:list-item>
                  <text:p text:style-name="P26">JWT authentication and authorization.</text:p>
                </text:list-item>
                <text:list-item>
                  <text:p text:style-name="P42"><text:span text:style-name="T5">Data validation </text:span><text:span text:style-name="T17">with </text:span><text:span text:style-name="T36">V</text:span><text:span text:style-name="T17">ee-</text:span><text:span text:style-name="T36">V</text:span><text:span text:style-name="T17">alidate and Yup.</text:span></text:p>
                </text:list-item>
                <text:list-item>
                  <text:p text:style-name="P33">Dark/Light Theme.</text:p>
                </text:list-item>
                <text:list-item>
                  <text:p text:style-name="P27"><text:span text:style-name="T58">Regression and </text:span><text:span text:style-name="T47">C</text:span><text:span text:style-name="T46">omponent testing </text:span><text:span text:style-name="T56">with Vitest </text:span>and Cypress.</text:p>
                </text:list-item>
                <text:list-item>
                  <text:p text:style-name="P29">Using PM2 for process management.</text:p>
                </text:list-item>
                <text:list-item>
                  <text:p text:style-name="P31">Github actions for testing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43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0"><text:span text:style-name="T1">CMU</text:span>, Intro to Database Systems (2022) </text:p>
        </text:list-item>
        <text:list-item>
          <text:p text:style-name="P38"><text:span text:style-name="T30">Redis Uni</text:span><text:span text:style-name="T31">versity</text:span><text:span text:style-name="T3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34"><text:span text:style-name="T3">IBM, </text:span><text:span text:style-name="T37">I</text:span>ntroduction to DevOps</text:p>
        </text:list-item>
        <text:list-item>
          <text:p text:style-name="P35"><text:span text:style-name="T2">IBM</text:span><text:span text:style-name="T37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2-11T22:42:42.874042909</dc:date>
    <meta:editing-duration>PT10H52M56S</meta:editing-duration>
    <meta:editing-cycles>86</meta:editing-cycles>
    <meta:generator>LibreOffice/7.6.4.1$Linux_X86_64 LibreOffice_project/60$Build-1</meta:generator>
    <meta:print-date>2023-12-11T22:42:56.688852369</meta:print-date>
    <meta:printed-by>PDF files</meta:printed-by>
    <meta:document-statistic meta:table-count="0" meta:image-count="0" meta:object-count="0" meta:page-count="2" meta:paragraph-count="54" meta:word-count="351" meta:character-count="2151" meta:non-whitespace-character-count="1885"/>
  </office:meta>
</office:document-meta>
</file>